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ProcessDatabase.getProcess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.ex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ProcessDatabase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able.getProcess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ProcessDatabase.BpelProcessDatabase( Contexts contexts ,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